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37%" style:writing-mode="lr-tb"/>
      <style:text-properties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6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9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2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5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18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21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24">
      <style:paragraph-properties fo:margin-left="0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2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1" style:family="paragraph" style:parent-style-name="Text_20_body" style:list-style-name="L4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2" style:family="paragraph" style:parent-style-name="Text_20_body" style:list-style-name="L7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3" style:family="paragraph" style:parent-style-name="Text_20_body" style:list-style-name="L10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4" style:family="paragraph" style:parent-style-name="Text_20_body" style:list-style-name="L13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5" style:family="paragraph" style:parent-style-name="Text_20_body" style:list-style-name="L16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6" style:family="paragraph" style:parent-style-name="Text_20_body" style:list-style-name="L19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7" style:family="paragraph" style:parent-style-name="Text_20_body" style:list-style-name="L22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8" style:family="paragraph" style:parent-style-name="Text_20_body" style:list-style-name="L25">
      <style:paragraph-properties fo:margin-left="0.265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italic" style:text-underline-style="none" fo:font-weight="normal" style:text-blinking="false" fo:background-color="transparent"/>
    </style:style>
    <style:style style:name="P19" style:family="paragraph" style:parent-style-name="Text_20_body" style:list-style-name="L3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5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8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1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4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7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0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3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6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3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29" style:family="paragraph" style:parent-style-name="Text_20_body" style:list-style-name="L5">
      <style:paragraph-properties fo:margin-left="0.979cm" fo:margin-right="0cm" fo:margin-top="0cm" fo:margin-bottom="0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30" style:family="paragraph" style:parent-style-name="Text_20_body" style:list-style-name="L26">
      <style:paragraph-properties fo:margin-left="0.979cm" fo:margin-right="0cm" fo:margin-top="0cm" fo:margin-bottom="0.212cm" fo:line-height="137%" fo:text-indent="0cm" style:auto-text-indent="false" fo:background-color="transparent" style:writing-mode="lr-tb">
        <style:background-image/>
      </style:paragraph-properties>
      <style:text-properties fo:font-variant="normal" fo:text-transform="none" fo:color="#1b1c1d" style:text-line-through-style="none" style:font-name="Google Sans Text" fo:font-size="12pt" fo:font-style="normal" style:text-underline-style="none" fo:font-weight="normal" style:text-blinking="false" fo:background-color="transparent"/>
    </style:style>
    <style:style style:name="P31" style:family="paragraph" style:parent-style-name="Heading_20_3">
      <style:text-properties fo:font-variant="normal" fo:text-transform="none" fo:color="#1b1c1d" style:text-line-through-style="none" style:font-name="Google Sans" fo:font-size="1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1b1c1d" style:text-line-through-style="none" style:font-name="Google Sans Text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1b1c1d" style:text-line-through-style="none" style:font-name="Google Sans Text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1b1c1d" style:text-line-through-style="none" style:text-underline-style="none" style:text-blinking="false" fo:background-color="transparent"/>
    </style:style>
    <style:style style:name="T4" style:family="text">
      <style:text-properties fo:color="#1b1c1d" style:font-name="Google Sans Text" fo:font-size="12pt" fo:font-weight="bold" fo:background-color="transparent"/>
    </style:style>
    <style:style style:name="T5" style:family="text">
      <style:text-properties fo:color="#1b1c1d" style:font-name="Google Sans Text" fo:font-size="12pt" fo:background-color="transparent"/>
    </style:style>
    <style:style style:name="T6" style:family="text">
      <style:text-properties fo:color="#1b1c1d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<text:bookmark text:name="docs-internal-guid-c16b13bb-7fff-8fed-9099-0314e7a6202e"/>Feuille de Route : Maîtrise de LangChain et Systèmes Multi-Agents en 90 Jours</text:h>
      <text:p text:style-name="P1"><text:span text:style-name="T2">Objectif Hybride :</text:span><text:span text:style-name="T3"> </text:span><text:span text:style-name="T1">Maîtriser LangChain et les Systèmes Multi-Agents en développant des compétences de construction d'agents aux capacités réutilisables et de conception d'architectures d'orchestration flexibles, en utilisant la création d'une équipe d'analyse de trading multi-agents comme cas d'usage principal et complexe.</text:span></text:p>
      <text:list xml:id="list8993037431511409295" text:style-name="L1">
        <text:list-item>
          <text:p text:style-name="P2">Semaine 1 : Les Fondations Indispensables (Modèles, Prompts, Parsers, LCEL Basique) - EN COURS</text:p>
        </text:list-item>
      </text:list>
      <text:list xml:id="list7421450313146298727" text:style-name="L2">
        <text:list-item>
          <text:p text:style-name="P10">Notions Maîtrisées avec Succès (via application pratique intensive, débogage et adaptation) :</text:p>
        </text:list-item>
      </text:list>
      <text:list xml:id="list702160390053845828" text:style-name="L3">
        <text:list-item>
          <text:p text:style-name="P19">Compréhension du modèle mental de LangChain.</text:p>
        </text:list-item>
        <text:list-item>
          <text:p text:style-name="P19">Chargement et interaction avec les Modèles de Langage (Ollama).</text:p>
        </text:list-item>
        <text:list-item>
          <text:p text:style-name="P19">Création et gestion de Prompts efficaces (ChatPromptTemplate, variables, partial_variables, ingénierie de prompt avancée pour la sortie JSON).</text:p>
        </text:list-item>
        <text:list-item>
          <text:p text:style-name="P19">Utilisation des Output Parsers (PydanticOutputParser, get_format_instructions).</text:p>
        </text:list-item>
        <text:list-item>
          <text:p text:style-name="P19">Bases de LCEL (chaînes simples Prompt | Model | Parser).</text:p>
        </text:list-item>
        <text:list-item>
          <text:p text:style-name="P19">Conception de sorties structurées complexes (vos structures JSON détaillées pour Analyste Technique, Sentiment/Nouvelles, ESG/Carbone).</text:p>
        </text:list-item>
        <text:list-item>
          <text:p text:style-name="P28"><text:span text:style-name="T4">Stratégie de division du parsing :</text:span><text:span text:style-name="T6"> </text:span><text:span text:style-name="T5">Découpage d'une sortie complexe en sous-parties pour une génération et un parsing plus fiables (appliquée et validée sur la structure Technique : Court terme, Long terme, Synthèse globale).</text:span></text:p>
        </text:list-item>
        <text:list-item>
          <text:p text:style-name="P19">Codage fonctionnel des modèles Pydantic complexes (y compris sous-modèles, Enums, gestion des Optional et Field avancée) et des chaînes LCEL pour les parties divisées de la structure Technique.</text:p>
        </text:list-item>
        <text:list-item>
          <text:p text:style-name="P28"><text:span text:style-name="T4">Intégration et débogage pratique du RetryWithErrorOutputParser :</text:span><text:span text:style-name="T6"> </text:span><text:span text:style-name="T5">Rendre les chaînes de parsing robustes face aux erreurs de formatage du LLM. C'est une étape cruciale que vous venez de finaliser avec succès !</text:span></text:p>
        </text:list-item>
      </text:list>
      <text:list xml:id="list7675642672494112143" text:style-name="L4">
        <text:list-item>
          <text:p text:style-name="P11">À voir et Maîtriser dans la Semaine 1 (pour la fin de la semaine) :</text:p>
        </text:list-item>
      </text:list>
      <text:list xml:id="list4949752687592163359" text:style-name="L5">
        <text:list-item>
          <text:p text:style-name="P20">Finaliser les derniers ajustements Pydantic sur la structure Technique (si nécessaire après le RetryWithErrorOutputParser).</text:p>
        </text:list-item>
        <text:list-item>
          <text:p text:style-name="P29"><text:span text:style-name="T4">Coder une autre structure de sortie structurée</text:span><text:span text:style-name="T6"> </text:span><text:span text:style-name="T5">pour un deuxième agent (Sentiment/Nouvelles ou ESG/Carbone) afin d'ancrer la compétence de modélisation et de parsing sur un deuxième exemple concret. Ceci validera votre capacité à appliquer la technique à divers contextes.</text:span></text:p>
        </text:list-item>
      </text:list>
      <text:list xml:id="list3267981232223644088" text:style-name="L6">
        <text:list-item>
          <text:p text:style-name="P3">Semaine 2 : LCEL Avancé et Manipulation de Données - À VENIR</text:p>
        </text:list-item>
      </text:list>
      <text:list xml:id="list3796031458316979507" text:style-name="L7">
        <text:list-item>
          <text:p text:style-name="P12">À voir :</text:p>
        </text:list-item>
      </text:list>
      <text:list xml:id="list3878821725834930227" text:style-name="L8">
        <text:list-item>
          <text:p text:style-name="P21"><text:soft-page-break/>Approfondir LCEL : parallélisme, branches conditionnelles (RunnableParallel, RunnableBranch), gestion des erreurs avec .with_fallbacks().</text:p>
        </text:list-item>
        <text:list-item>
          <text:p text:style-name="P21">Introduction aux Runnables (la base de LangChain Expression Language).</text:p>
        </text:list-item>
        <text:list-item>
          <text:p text:style-name="P21">Chargement et traitement basique de données (Document Loaders, Text Splitters, Transformation de documents).</text:p>
        </text:list-item>
      </text:list>
      <text:list xml:id="list6528794684426358730" text:style-name="L9">
        <text:list-item>
          <text:p text:style-name="P4">Semaines 3 &amp; 4 : Récupération d'Information (RAG) - À VENIR</text:p>
        </text:list-item>
      </text:list>
      <text:list xml:id="list8875772450868105479" text:style-name="L10">
        <text:list-item>
          <text:p text:style-name="P13">À voir :</text:p>
        </text:list-item>
      </text:list>
      <text:list xml:id="list151382471147864519" text:style-name="L11">
        <text:list-item>
          <text:p text:style-name="P22">Comprendre et utiliser les Embeddings et les modèles d'embeddings.</text:p>
        </text:list-item>
        <text:list-item>
          <text:p text:style-name="P22">Mettre en place des Vector Stores (bases de données vectorielles).</text:p>
        </text:list-item>
        <text:list-item>
          <text:p text:style-name="P22">Construire des chaînes RAG simples pour interroger vos propres documents (par exemple, des rapports financiers historiques).</text:p>
        </text:list-item>
      </text:list>
      <text:list xml:id="list7380616782729522475" text:style-name="L12">
        <text:list-item>
          <text:p text:style-name="P5">Semaines 5 &amp; 6 : Mémoire et Agents (Fondations) - À VENIR</text:p>
        </text:list-item>
      </text:list>
      <text:list xml:id="list7022983771426013801" text:style-name="L13">
        <text:list-item>
          <text:p text:style-name="P14">À voir :</text:p>
        </text:list-item>
      </text:list>
      <text:list xml:id="list3875254911652411737" text:style-name="L14">
        <text:list-item>
          <text:p text:style-name="P23">Comprendre et implémenter la gestion de la Mémoire dans LangChain (pour les conversations et la persistance des informations d'agent).</text:p>
        </text:list-item>
        <text:list-item>
          <text:p text:style-name="P23">Comprendre le concept central d'Agent (raisonnement, action, cycle Agent Executor).</text:p>
        </text:list-item>
        <text:list-item>
          <text:p text:style-name="P23">Découvrir et utiliser les Outils (Tools) essentiels.</text:p>
        </text:list-item>
        <text:list-item>
          <text:p text:style-name="P23">Construire des agents simples capables d'utiliser des outils basiques.</text:p>
        </text:list-item>
      </text:list>
      <text:list xml:id="list2376518592285251288" text:style-name="L15">
        <text:list-item>
          <text:p text:style-name="P6">Semaines 7 &amp; 8 : Agents Avancés et Début de l'Orchestration - À VENIR</text:p>
        </text:list-item>
      </text:list>
      <text:list xml:id="list1992461090850913025" text:style-name="L16">
        <text:list-item>
          <text:p text:style-name="P15">À voir :</text:p>
        </text:list-item>
      </text:list>
      <text:list xml:id="list364732134614844793" text:style-name="L17">
        <text:list-item>
          <text:p text:style-name="P24">Techniques avancées de prompting pour agents (ReAct, etc.).</text:p>
        </text:list-item>
        <text:list-item>
          <text:p text:style-name="P24">Création d'outils complexes et spécifiques (ex: outils pour accéder à des APIs de trading en direct, effectuer des calculs financiers complexes).</text:p>
        </text:list-item>
        <text:list-item>
          <text:p text:style-name="P24">Introduction aux architectures multi-agents : concepts de communication et de coordination simple.</text:p>
        </text:list-item>
      </text:list>
      <text:list xml:id="list4391390812746490517" text:style-name="L18">
        <text:list-item>
          <text:p text:style-name="P7">Semaines 9 &amp; 10 : Orchestration Multi-Agents (Conception et Patrons) - À VENIR</text:p>
        </text:list-item>
      </text:list>
      <text:list xml:id="list5160852644373855561" text:style-name="L19">
        <text:list-item>
          <text:p text:style-name="P16">À voir :</text:p>
        </text:list-item>
      </text:list>
      <text:list xml:id="list3653587757700884415" text:style-name="L20">
        <text:list-item>
          <text:p text:style-name="P25">Concevoir des workflows multi-agents plus complexes.</text:p>
        </text:list-item>
        <text:list-item>
          <text:p text:style-name="P25">Explorer des patrons de collaboration et de délégation entre agents.</text:p>
        </text:list-item>
        <text:list-item>
          <text:p text:style-name="P25">Comprendre les frameworks d'orchestration dédiés (LangGraph, CrewAI, AutoGen).</text:p>
        </text:list-item>
      </text:list>
      <text:list xml:id="list2127723676490926955" text:style-name="L21">
        <text:list-item>
          <text:p text:style-name="P8">Semaines 11 &amp; 12 : Construction du Système Multi-Agents Traders (Application du Projet) - À VENIR</text:p>
        </text:list-item>
      </text:list>
      <text:list xml:id="list2865368554156733500" text:style-name="L22">
        <text:list-item>
          <text:p text:style-name="P17">À voir :</text:p>
        </text:list-item>
      </text:list>
      <text:list xml:id="list5774753582218484774" text:style-name="L23">
        <text:list-item>
          <text:p text:style-name="P26">Intégrer toutes les briques vues (Prompts structurés, Parsers, Outils, Mémoire, Orchestration) dans vos agents spécifiques traders.</text:p>
        </text:list-item>
        <text:list-item>
          <text:p text:style-name="P26"><text:soft-page-break/>Mettre en place l'architecture d'orchestration finale pour que vos agents collaborent vers une décision de trading complexe.</text:p>
        </text:list-item>
        <text:list-item>
          <text:p text:style-name="P26">Coder et assembler le système complet.</text:p>
        </text:list-item>
      </text:list>
      <text:list xml:id="list5958537678286879711" text:style-name="L24">
        <text:list-item>
          <text:p text:style-name="P9">Semaine 13 : Finalisation, Amélioration et Perspectives - À VENIR</text:p>
        </text:list-item>
      </text:list>
      <text:list xml:id="list4064366130326386067" text:style-name="L25">
        <text:list-item>
          <text:p text:style-name="P18">À voir :</text:p>
        </text:list-item>
      </text:list>
      <text:list xml:id="list2519861729513411335" text:style-name="L26">
        <text:list-item>
          <text:p text:style-name="P27">Peaufiner le système, gérer les cas d'erreurs avancés et les performances.</text:p>
        </text:list-item>
        <text:list-item>
          <text:p text:style-name="P27">Analyse critique de votre implémentation par rapport aux frameworks existants.</text:p>
        </text:list-item>
        <text:list-item>
          <text:p text:style-name="P30">Planifier la suite de votre parcours et les améliorations futures du proje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21T07:46:36.21</meta:creation-date>
    <meta:document-statistic meta:table-count="0" meta:image-count="0" meta:object-count="0" meta:page-count="3" meta:paragraph-count="52" meta:word-count="715" meta:character-count="4715"/>
    <dc:date>2025-05-21T07:48:07.52</dc:date>
    <meta:editing-duration>PT1M32S</meta:editing-duration>
    <meta:editing-cycles>1</meta:editing-cycles>
    <meta:generator>OpenOffice/4.1.15$Win32 OpenOffice.org_project/4115m2$Build-9813</meta:generator>
  </office:meta>
</office:document-meta>
</file>